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3">
      <style:text-properties officeooo:rsid="001ba086" officeooo:paragraph-rsid="0011b441"/>
    </style:style>
    <style:style style:name="P2" style:family="paragraph" style:parent-style-name="Standard">
      <style:text-properties officeooo:rsid="001ba086" officeooo:paragraph-rsid="0011b441"/>
    </style:style>
    <style:style style:name="P3" style:family="paragraph" style:parent-style-name="Standard" style:list-style-name="L1">
      <style:text-properties officeooo:rsid="001a9aa4" officeooo:paragraph-rsid="0011b441"/>
    </style:style>
    <style:style style:name="P4" style:family="paragraph" style:parent-style-name="Standard" style:list-style-name="L3">
      <style:text-properties officeooo:rsid="001a9aa4" officeooo:paragraph-rsid="0011b441"/>
    </style:style>
    <style:style style:name="P5" style:family="paragraph" style:parent-style-name="Standard">
      <style:text-properties officeooo:rsid="001a9aa4" officeooo:paragraph-rsid="0011b441"/>
    </style:style>
    <style:style style:name="P6" style:family="paragraph" style:parent-style-name="Title">
      <style:text-properties officeooo:paragraph-rsid="0011b441"/>
    </style:style>
    <style:style style:name="T1" style:family="text">
      <style:text-properties officeooo:rsid="00347840"/>
    </style:style>
    <style:style style:name="T2" style:family="text">
      <style:text-properties fo:font-weight="bold" style:font-weight-asian="bold" style:font-weight-complex="bold"/>
    </style:style>
    <style:style style:name="T3" style:family="text">
      <style:text-properties officeooo:rsid="001ba08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structions</text:p>
      <text:p text:style-name="P5"/>
      <text:p text:style-name="P5"><text:span text:style-name="T1">F</text:span>or this assignment you will be writing a pytorch program that learns to read business reviews in text format and predict a rating (positive or negative) associated with each review, as well as a business category (0=restaurants, 1=Shopping, 2=Home services, 3= Health &amp; medical, 4=automotive). You will also write a brief report in which you outline how your program works and explain your design decisions. This project covers skills and topics from weeks 1 – 4. </text:p>
      <text:p text:style-name="P5"/>
      <text:p text:style-name="P5">In your written report, briefly discuss:</text:p>
      <text:list xml:id="list741018668" text:style-name="L1">
        <text:list-item>
          <text:p text:style-name="P3">how you selected your architecture, algorithms and enhancements</text:p>
        </text:list-item>
        <text:list-item>
          <text:p text:style-name="P3">how you chose your cost function and optimiser</text:p>
        </text:list-item>
        <text:list-item>
          <text:p text:style-name="P3">how you determined the dimensionality of the word vectors, metaparameter values and any preprocessing that you did or did not use.</text:p>
        </text:list-item>
        <text:list-item>
          <text:p text:style-name="P3">How you employed the validation set and any additional steps to avoid over-fitting not otherwise discussed.</text:p>
        </text:list-item>
      </text:list>
      <text:p text:style-name="P5">Your task is to complete the file student.py in such a way that it can be run in conjunction with a3main.py by typing:</text:p>
      <text:p text:style-name="P5"/>
      <text:p text:style-name="P5">python3 a3main.py</text:p>
      <text:p text:style-name="P5"/>
      <text:p text:style-name="P5"><text:span text:style-name="T2">you must not modify a3main.py in any way. You should only modify student.py.</text:span> </text:p>
      <text:p text:style-name="P5">If you want you can modify config.py in order to switch between cpu and gpu usage. The provided file a3main.py handles the following:</text:p>
      <text:list xml:id="list936037591" text:style-name="L3">
        <text:list-item>
          <text:p text:style-name="P4">loading the data from train.json</text:p>
        </text:list-item>
        <text:list-item>
          <text:p text:style-name="P4">splitting the data into training and validation sets (in the ratio specified by trainValSplit)</text:p>
        </text:list-item>
        <text:list-item>
          <text:p text:style-name="P4">data preprocessing: strings are converted to lower case, and lengths of the reviews are calculated and added to the dataset (this allows for dynamic padding). You can optionally add your own preprocessing post processing and stop words )Note that none of this is necessarily required, but it is possible.</text:p>
        </text:list-item>
        <text:list-item>
          <text:p text:style-name="P4">Vectorisation, using <text:span text:style-name="T3">torchtext GloVe vectors 6B.</text:span></text:p>
        </text:list-item>
        <text:list-item>
          <text:p text:style-name="P1">Batching, using the BucketIterator() provided by torchtext so as to batch together reviews of similar length. This is not necessary for accuracy but will speed up training since the total sequence length can be reduced for some batches.</text:p>
        </text:list-item>
      </text:list>
      <text:p text:style-name="P2"/>
      <text:p text:style-name="P2">You should keep your code back end agnostic in the sense that it can run on either CPU or GPU. This is generally achieved using the .to(device) function. If you do not have access to a GPU you should at least ensure that your code runs correctly on a CPU.</text:p>
      <text:p text:style-name="P2"/>
      <text:p text:style-name="P2">Please take some time to read through a3main.py to understand what it doe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8T21:38:37.128911891</meta:creation-date>
    <dc:date>2022-10-18T21:39:07.564540032</dc:date>
    <meta:editing-duration>PT31S</meta:editing-duration>
    <meta:editing-cycles>1</meta:editing-cycles>
    <meta:document-statistic meta:table-count="0" meta:image-count="0" meta:object-count="0" meta:page-count="1" meta:paragraph-count="18" meta:word-count="380" meta:character-count="2261" meta:non-whitespace-character-count="1905"/>
    <meta:generator>LibreOffice/7.3.6.2$Linux_X86_64 LibreOffice_project/30$Build-2</meta:generator>
  </office:meta>
</office:document-meta>
</file>